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D3000002B01621630D.png" manifest:media-type="image/png"/>
  <manifest:file-entry manifest:full-path="Pictures/10000000000003A3000001F15779972C.png" manifest:media-type="image/png"/>
  <manifest:file-entry manifest:full-path="Pictures/100000000000032F000001F2A329BE08.png" manifest:media-type="image/png"/>
  <manifest:file-entry manifest:full-path="Pictures/10000000000003D3000002B04D588910.png" manifest:media-type="image/png"/>
  <manifest:file-entry manifest:full-path="Pictures/10000000000003D4000002AEFFF3AA2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6cm" svg:height="14.419cm" svg:x="0.2cm" svg:y="0.102cm">
          <draw:image xlink:href="Pictures/10000000000003D4000002AEFFF3AA2E.png" xlink:type="simple" xlink:show="embed" xlink:actuate="onLoad">
            <text:p/>
          </draw:image>
        </draw:frame>
        <draw:frame draw:style-name="gr1" draw:text-style-name="P1" draw:layer="layout" svg:width="20.8cm" svg:height="12.708cm" svg:x="0.2cm" svg:y="14.692cm">
          <draw:image xlink:href="Pictures/100000000000032F000001F2A329BE08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0.498cm" svg:height="10.941cm" svg:x="0.201cm" svg:y="0.359cm">
          <draw:image xlink:href="Pictures/10000000000003A3000001F15779972C.png" xlink:type="simple" xlink:show="embed" xlink:actuate="onLoad">
            <text:p/>
          </draw:image>
        </draw:frame>
        <draw:frame draw:style-name="gr1" draw:text-style-name="P1" draw:layer="layout" svg:width="20.499cm" svg:height="14.405cm" svg:x="0.201cm" svg:y="11.6cm">
          <draw:image xlink:href="Pictures/10000000000003D3000002B01621630D.png" xlink:type="simple" xlink:show="embed" xlink:actuate="onLoad">
            <text:p/>
          </draw:image>
        </draw:frame>
        <draw:custom-shape draw:style-name="gr2" draw:text-style-name="P1" draw:layer="layout" svg:width="2.6cm" svg:height="0.9cm" svg:x="16.7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cm" svg:height="0.9cm" svg:x="2.1cm" svg:y="12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9cm" svg:height="0.962cm" svg:x="19.5cm" svg:y="7.8cm">
          <draw:text-box>
            <text:p>1</text:p>
          </draw:text-box>
        </draw:frame>
        <draw:frame draw:style-name="gr4" draw:layer="layout" svg:width="0.853cm" svg:height="0.962cm" svg:x="11.1cm" svg:y="12.5cm">
          <draw:text-box>
            <text:p>2</text:p>
          </draw:text-box>
        </draw:frame>
      </draw:page>
      <draw:page draw:name="page3" draw:style-name="dp1" draw:master-page-name="Default">
        <draw:frame draw:style-name="gr1" draw:text-style-name="P1" draw:layer="layout" svg:width="20.564cm" svg:height="14.451cm" svg:x="0.201cm" svg:y="0.249cm">
          <draw:image xlink:href="Pictures/10000000000003D3000002B04D588910.png" xlink:type="simple" xlink:show="embed" xlink:actuate="onLoad">
            <text:p/>
          </draw:image>
        </draw:frame>
        <draw:frame draw:style-name="gr4" draw:layer="layout" svg:width="0.853cm" svg:height="0.962cm" svg:x="4.2cm" svg:y="3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3T11:00:36.507000000</meta:creation-date>
    <dc:date>2015-04-13T11:28:10.225000000</dc:date>
    <meta:editing-duration>PT19M37S</meta:editing-duration>
    <meta:editing-cycles>3</meta:editing-cycles>
    <meta:generator>LibreOffice/4.2.5.2$Windows_x86 LibreOffice_project/61cb170a04bb1f12e77c884eab9192be736ec5f5</meta:generator>
    <meta:document-statistic meta:object-count="10"/>
  </office:meta>
</office:document-meta>
</file>